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fo:color="#666666" officeooo:rsid="0005fba9" officeooo:paragraph-rsid="0005fba9"/>
    </style:style>
    <style:style style:name="P2" style:family="paragraph" style:parent-style-name="Text_20_body">
      <style:text-properties fo:color="#000000" officeooo:rsid="00061080" officeooo:paragraph-rsid="00061080"/>
    </style:style>
    <style:style style:name="P3" style:family="paragraph" style:parent-style-name="Text_20_body">
      <style:text-properties fo:color="#000000" officeooo:rsid="00088a41" officeooo:paragraph-rsid="00088a41"/>
    </style:style>
    <style:style style:name="P4" style:family="paragraph" style:parent-style-name="Text_20_body">
      <style:text-properties fo:color="#000000" officeooo:rsid="000932ea" officeooo:paragraph-rsid="000932ea"/>
    </style:style>
    <style:style style:name="P5" style:family="paragraph" style:parent-style-name="Text_20_body">
      <style:text-properties fo:color="#000000" officeooo:rsid="000abe79" officeooo:paragraph-rsid="000abe79"/>
    </style:style>
    <style:style style:name="P6" style:family="paragraph" style:parent-style-name="Text_20_body">
      <style:text-properties fo:color="#000000" officeooo:rsid="000e21f5" officeooo:paragraph-rsid="000e21f5"/>
    </style:style>
    <style:style style:name="P7" style:family="paragraph" style:parent-style-name="Text_20_body">
      <style:text-properties fo:color="#000000" officeooo:rsid="00102091" officeooo:paragraph-rsid="00102091"/>
    </style:style>
    <style:style style:name="P8" style:family="paragraph" style:parent-style-name="Text_20_body">
      <style:text-properties fo:color="#000000" officeooo:rsid="00128b98" officeooo:paragraph-rsid="00128b98"/>
    </style:style>
    <style:style style:name="P9" style:family="paragraph" style:parent-style-name="Text_20_body">
      <style:text-properties fo:color="#000000" officeooo:rsid="0012a622" officeooo:paragraph-rsid="0012a622"/>
    </style:style>
    <style:style style:name="P10" style:family="paragraph" style:parent-style-name="Text_20_body">
      <style:text-properties fo:color="#000000" officeooo:rsid="00143102" officeooo:paragraph-rsid="00143102"/>
    </style:style>
    <style:style style:name="P11" style:family="paragraph" style:parent-style-name="Title">
      <style:text-properties officeooo:rsid="0005fba9" officeooo:paragraph-rsid="0005fba9"/>
    </style:style>
    <style:style style:name="P12" style:family="paragraph" style:parent-style-name="Text_20_body">
      <style:text-properties fo:color="#000000" fo:font-style="normal" officeooo:rsid="00143102" officeooo:paragraph-rsid="00143102" style:font-style-asian="normal" style:font-style-complex="normal"/>
    </style:style>
    <style:style style:name="P13" style:family="paragraph" style:parent-style-name="Text_20_body">
      <style:text-properties fo:color="#000000" fo:font-size="8pt" style:font-size-asian="7pt" style:font-size-complex="8pt"/>
    </style:style>
    <style:style style:name="P14" style:family="paragraph" style:parent-style-name="Horizontal_20_Line">
      <style:text-properties fo:font-size="8pt" style:font-size-asian="7pt" style:font-size-complex="8pt"/>
    </style:style>
    <style:style style:name="T1" style:family="text">
      <style:text-properties officeooo:rsid="0006b207"/>
    </style:style>
    <style:style style:name="T2" style:family="text">
      <style:text-properties officeooo:rsid="000932ea"/>
    </style:style>
    <style:style style:name="T3" style:family="text">
      <style:text-properties officeooo:rsid="0009d584"/>
    </style:style>
    <style:style style:name="T4" style:family="text">
      <style:text-properties fo:font-style="italic" style:font-style-asian="italic" style:font-style-complex="italic"/>
    </style:style>
    <style:style style:name="T5" style:family="text">
      <style:text-properties fo:font-style="italic" officeooo:rsid="000c27ce" style:font-style-asian="italic" style:font-style-complex="italic"/>
    </style:style>
    <style:style style:name="T6" style:family="text">
      <style:text-properties fo:font-style="italic" officeooo:rsid="0013cf88" style:font-style-asian="italic" style:font-style-complex="italic"/>
    </style:style>
    <style:style style:name="T7" style:family="text">
      <style:text-properties fo:font-style="italic" officeooo:rsid="001431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27ce" style:font-style-asian="normal" style:font-style-complex="normal"/>
    </style:style>
    <style:style style:name="T10" style:family="text">
      <style:text-properties fo:font-style="normal" officeooo:rsid="00102091" style:font-style-asian="normal" style:font-style-complex="normal"/>
    </style:style>
    <style:style style:name="T11" style:family="text">
      <style:text-properties fo:font-style="normal" officeooo:rsid="0011fbad" style:font-style-asian="normal" style:font-style-complex="normal"/>
    </style:style>
    <style:style style:name="T12" style:family="text">
      <style:text-properties fo:font-style="normal" officeooo:rsid="0013cf88" style:font-style-asian="normal" style:font-style-complex="normal"/>
    </style:style>
    <style:style style:name="T13" style:family="text">
      <style:text-properties fo:font-style="normal" officeooo:rsid="0014310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inecraft is a Terrible Game</text:p>
      <text:p text:style-name="P1">An essay by Blue-Maned_Hawk</text:p>
      <text:p text:style-name="P2">Minecraft is one of the most popular games in the world, and has a reputation as a very good game. <text:s/>It’s persisted through ten years of an ever-changing world and has sold millions of copies. <text:s/>These are properties that it does not deserve to possess. <text:s/>It is a game riddled with flaws. <text:s/>It is a game filled with inconsistencies. <text:s/>It is a game that is being maintained poorly. <text:s/>The only reason it continues to persist is through circumstances outside of the game itself. <text:s/>Fundamentally, Minecraft is a terrible game that, in a vacuum, could never have achieved the success that it has.</text:p>
      <text:p text:style-name="P2">I could have this <text:span text:style-name="T1">essay simply be a list of each and every problem that I can find with the game. <text:s/>I’m sure that that could work as a simple “list of things to fix with the game”. <text:s/>I’ve elected not to do this, partially because it would, frankly, make for a boring and low-quality essay, and partially because many of the problems in the game can be reduced to a few core problems with the game: <text:s/>inconsistency, bloat, and poor choices.</text:span></text:p>
      <text:p text:style-name="P3">Perhaps the single biggest problem with the game is that Mojang thinks that games are somehow unique pieces of software that aren’t subject to the same basic laws as other software. <text:s/>This is a method of thinking that I’ve seen reflected in other places by other people, and I’m not sure why. <text:s/>With other software, many people can quickly recognize (or easily be taught) that the idea of “more stuff is always better” is a fallacious argument, yet when it comes to games, <text:span text:style-name="T2">people seem to think that there’s an exception. <text:s/>This is something that I do not understand at all.</text:span></text:p>
      <text:p text:style-name="P4">Whatever the source of this flawed thinking may be, its effects can clearly be seen in the game, and the intermediate steps can be inferred. <text:s/>“Do we need to carefully think about our development choices before implementing them? <text:s/>No, this is a video game! <text:s/>Do we need to make sure that adding this new feature solved a real problem that the software has? <text:s/>No, this is a video game! <text:s/>Do we need to remove all the crap that’s not useful anymore? <text:s/>No, this is a video game! <text:s/>Do we need to break backwards-compatibility so that we can redo all these systems that have gotten filled with gunk over time? <text:s/>No, this is a video game!”, and so on.</text:p>
      <text:p text:style-name="P4">There are numerous places that this can be seen. <text:s/>Take <text:span text:style-name="T3">copper, for instance: <text:s/>a system of blocks and items added solely on the basis of “it’s cool”, without any regard as to whether they solved an actual problem with the game. <text:s/>It’s not as though there weren’t problems for it to solve, either: <text:s/>the iron ingot has an unmanageable number of recipes, many of which could certainly have been transferred over to the copper ingot to make things more even. <text:s/>It’s not as though Mojang is unable to solve problems with the game, either: <text:s/>the lodestone and the shulker box were both clever methods for Minecraft to implement the powerful systems of waypoints and portable storage at a fair cost to the player. <text:s/>Copper was implemented as it is because Mojang had a need to satisfy Microsoft without enough time to think things through.</text:span></text:p>
      <text:p text:style-name="P5">Further proof of this can be seen in the enchanting system of the game. <text:s/>Enchanting is a really, <text:span text:style-name="T4">really</text:span><text:span text:style-name="T8"> tedious </text:span><text:span text:style-name="T9">process, requiring many hours of boring grinding to achieve optimal results. <text:s/>This isn’t just limited to experience farming, but also getting the correct librarians and, to a lesser extent, getting the materials for building and maintaining an enchanting setup. <text:s/>Obviously, getting optimal results should take time and effort, so I’d like to be clear that that’s not what I’m concerned about here. <text:s/>What I’m concerned about is that it’s </text:span><text:span text:style-name="T5">boring</text:span><text:span text:style-name="T9">. <text:s/>Currently, the processes for getting enchanted books and experience are pudding farms, unfun processes that are the only practical way to do something. <text:s/>Something can surely be done about this.</text:span></text:p>
      <text:p text:style-name="P6"><text:soft-page-break/><text:span text:style-name="T9">L</text:span><text:span text:style-name="T8">et’s switch to talking about inconsistencies, because there are a lot of them. <text:s/>Take block variants, for instance: <text:s/>whether or not a block comes in stairs, chiseled, bricks, polished, slabbed, or other variants seems to be entirely random. <text:s/>If there were reasons given for this inconsistency, such as “Well, we can’t think of a unique thing to put on chiseled granite, and we don’t want to force </text:span><text:span text:style-name="T10">something on or reuse something.”, then I’d be fine with that. <text:s/>However, it seems like no reasons have been given, making this decision entirely arbitrary.</text:span></text:p>
      <text:p text:style-name="P7"><text:span text:style-name="T8">There are further inconsistencies, such as the distinction between effects and enchantments. <text:s/>There’s </text:span><text:span text:style-name="T4">some</text:span><text:span text:style-name="T8"> patterns in the decisions of whether something’s an effect or an enchantment (e.g. there are no effects that do the same thing under different circumstances), but there’s still plenty of arbitrary decisions here. <text:s/>There’s even inconsistency </text:span><text:span text:style-name="T4">within these systems</text:span><text:span text:style-name="T8">, such as </text:span><text:span text:style-name="T11">the existence of the instant effects and the potion of the turtle master, or the incompatibility of mending with infinity and the randomness by which certain enchantments are treasure enchantments. <text:s/>The fact that there exists nested inconsistency in Minecraft is astonishing.</text:span></text:p>
      <text:p text:style-name="P8"><text:span text:style-name="T11">I’</text:span><text:span text:style-name="T8">d also like to talk about bloat within Minecraft. <text:s/>The most obvious example of this is the Wandering Trader, which others have complained mightily about and which I therefore will not touch upon here. <text:s/>However, there are other examples. <text:s/>Take the food system, for example: <text:s/>most foods in it are utterly pointless, as evidenced by the fact that almost nobody eats them for any reason except to complete that one advancement. <text:s/>The food system could be reduced to nothing but the golden foods, their materials, suspicious stew, chorus fruit, sweet berries, poisonous potatoes, cake, dried kelp, honey, pufferfish, rotten flesh, and spider eyes, and for most people, there wouldn’t be a practical difference.</text:span></text:p>
      <text:p text:style-name="P9"><text:span text:style-name="T8">For my final gripe with Minecraft (that I’ll talk about in this essay), I’d like to discuss 1.16 and 1.17. <text:s/></text:span><text:span text:style-name="T12">These are the </text:span><text:span text:style-name="T6">worst</text:span><text:span text:style-name="T12"> major updates that Minecraft has ever had. <text:s/>These were purely pandering to the audience that I imagine was forced onto Mojang by Microsoft. <text:s/>1.16 was a major disappointment (no lava rain? no changes to the terrain of the Nether, only to what generates on top of the terrain? only 5 new biomes with no biome variants? no updates to the structures that already existed?), and 1.17 was actively malicious </text:span><text:span text:style-name="T13">(by directly making the game worse by changing the ore generation to be far more grindy and otherwise doing practically nothing). <text:s/>These are symptoms of a flawed development cycle within Mojang that clearly needs to be replace: <text:s/>these were </text:span><text:span text:style-name="T7">awful</text:span><text:span text:style-name="T13"> updates.</text:span></text:p>
      <text:p text:style-name="P10"><text:span text:style-name="T8">It’s not like Minecraft doesn’t have the potential to be a good game. <text:s/>That potential is there, as evidenced by the fact that people do tend to like it, but often for what it feels like it should be or what they think it used to be, often without realizing it. <text:s/>Certainly, there are many things that it </text:span><text:span text:style-name="T4">is</text:span><text:span text:style-name="T8"> good at—the bloody wonderful æsthetic of the game is a definite example of this. <text:s/>Yet it seems like Mojang simply doesn’t care about the game. <text:s/>They realize that there are some good things in the game and think that that’s enough, not realizing that (unless you want to pedantically get infinities involved) a sufficient quantity of bad things can always overpower the good things, and without careful thinking about whether the things one is adding is good, bad things are </text:span><text:span text:style-name="T4">going</text:span><text:span text:style-name="T8"> to slip in.</text:span></text:p>
      <text:p text:style-name="P12">Thank you for reading this essay. <text:s/>I hope that it was enlightening for you.</text:p>
      <text:p text:style-name="P14"/>
      <text:p text:style-name="P13">LICENSE</text:p>
      <text:p text:style-name="P13">Copyright © 2022 Blue-Maned_Hawk. All rights reserved.</text:p>
      <text:p text:style-name="P13">This content is copylefted. You may freely use this content for any purpose, to the extent permitted by law, so long as you do not attempt to claim such use is condoned by the author. You may freely make this content available to anybody, to the extent permitted by law, so long as you make this license clearly and easily available, and you do not attempt to claim that such use is condoned by the author. You may freely modify this and make available to anybody such modified versions, to the extent permitted by law, so long as you put such <text:soft-page-break/>modifications under a license that grants the same rights as this license under the same conditions and with the same restrictions, and you do not attempt to claim that such modified content is the original content or that such modifications are condoned by the author.</text:p>
      <text:p text:style-name="P13">This license does not apply to trademarks or pat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color="#666666" style:font-name="Barlow Condensed" fo:font-family="'Barlow Condensed'" style:font-pitch="variable" officeooo:rsid="0005fba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03-10T19:04:41.645107964</dc:date>
    <meta:editing-duration>PT3H6M29S</meta:editing-duration>
    <meta:editing-cycles>6</meta:editing-cycles>
    <meta:document-statistic meta:table-count="0" meta:image-count="0" meta:object-count="0" meta:page-count="3" meta:paragraph-count="18" meta:word-count="1432" meta:character-count="8354" meta:non-whitespace-character-count="6885"/>
  </office:meta>
</office:document-meta>
</file>